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0000000978BDF65AA5E5F135F.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mily-generic="roman" style:font-pitch="variable"/>
    <style:font-face style:name="ArialMT" svg:font-family="ArialM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Neue1" svg:font-family="HelveticaNeue" style:font-family-generic="roman" style:font-pitch="variable"/>
    <style:font-face style:name="HelveticaNeue-Bold" svg:font-family="HelveticaNeue-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Neue" svg:font-family="HelveticaNeue"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MP0">
      <style:table-properties style:width="19.002cm" fo:margin-left="-0.51cm" style:page-number="auto" table:align="left"/>
    </style:style>
    <style:style style:name="Table1.A" style:family="table-column">
      <style:table-column-properties style:column-width="2.986cm"/>
    </style:style>
    <style:style style:name="Table1.B" style:family="table-column">
      <style:table-column-properties style:column-width="6.514cm"/>
    </style:style>
    <style:style style:name="Table1.C" style:family="table-column">
      <style:table-column-properties style:column-width="9.502cm"/>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style:vertical-align="middle" fo:padding-left="0.191cm" fo:padding-right="0.191cm" fo:padding-top="0cm" fo:padding-bottom="0cm" fo:border="0.5pt solid #000000" style:writing-mode="lr-tb"/>
    </style:style>
    <style:style style:name="Table1.A2" style:family="table-cell">
      <style:table-cell-properties fo:padding-left="0.191cm" fo:padding-right="0.191cm" fo:padding-top="0cm" fo:padding-bottom="0cm" fo:border-left="0.5pt solid #000000" fo:border-right="none" fo:border-top="none" fo:border-bottom="0.5pt solid #000000" style:writing-mode="lr-tb"/>
    </style:style>
    <style:style style:name="Table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8.44cm" fo:margin-left="0cm" table:align="left"/>
    </style:style>
    <style:style style:name="Table2.A" style:family="table-column">
      <style:table-column-properties style:column-width="6.35cm"/>
    </style:style>
    <style:style style:name="Table2.B" style:family="table-column">
      <style:table-column-properties style:column-width="12.09cm"/>
    </style:style>
    <style:style style:name="Table2.1" style:family="table-row">
      <style:table-row-properties style:row-height="1.406cm" style:use-optimal-row-height="false"/>
    </style:style>
    <style:style style:name="Table2.A1" style:family="table-cell">
      <style:table-cell-properties fo:padding="0.097cm" fo:border="none" style:writing-mode="lr-tb"/>
    </style:style>
    <style:style style:name="Table2.B1" style:family="table-cell">
      <style:table-cell-properties fo:padding="0.097cm" fo:border-left="none" fo:border-right="none" fo:border-top="none" fo:border-bottom="0.25pt solid #000000" style:writing-mode="lr-tb"/>
    </style:style>
    <style:style style:name="Table2.2" style:family="table-row">
      <style:table-row-properties style:row-height="1.52cm" style:use-optimal-row-height="false"/>
    </style:style>
    <style:style style:name="Table2.3" style:family="table-row">
      <style:table-row-properties style:row-height="1.397cm" style:use-optimal-row-height="false"/>
    </style:style>
    <style:style style:name="Table2.6" style:family="table-row">
      <style:table-row-properties style:row-height="1.381cm" style:use-optimal-row-height="false"/>
    </style:style>
    <style:style style:name="Table2.7" style:family="table-row">
      <style:table-row-properties style:row-height="1.431cm" style:use-optimal-row-height="false"/>
    </style:style>
    <style:style style:name="Table2.8" style:family="table-row">
      <style:table-row-properties style:row-height="1.408cm" style:use-optimal-row-height="false"/>
    </style:style>
    <style:style style:name="Table2.9" style:family="table-row">
      <style:table-row-properties style:row-height="1.395cm" style:use-optimal-row-height="false"/>
    </style:style>
    <style:style style:name="Table2.10" style:family="table-row">
      <style:table-row-properties style:row-height="1.577cm" style:use-optimal-row-height="false"/>
    </style:style>
    <style:style style:name="Table2.11" style:family="table-row">
      <style:table-row-properties style:row-height="1.27cm" style:use-optimal-row-height="fals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fo:hyphenate="tru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language="es" fo:country="MX" style:letter-kerning="false" style:font-name-asian="Calibri" style:language-asian="en" style:country-asian="US" style:font-name-complex="Times New Roman" style:language-complex="ar" style:country-complex="SA" fo:hyphenate="tru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6"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style:style>
    <style:style style:name="P7"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style:style>
    <style:style style:name="P8"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36pt" fo:language="es" fo:country="MX" style:font-size-asian="36pt" style:font-size-complex="36pt"/>
    </style:style>
    <style:style style:name="P11"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2" style:family="paragraph" style:parent-style-name="Standard">
      <style:paragraph-properties fo:margin-left="1.109cm" fo:margin-right="0cm" fo:text-align="end" style:justify-single-word="false" fo:text-indent="0cm" style:auto-text-indent="false">
        <style:tab-stops/>
      </style:paragraph-properties>
    </style:style>
    <style:style style:name="P13" style:family="paragraph" style:parent-style-name="Table_20_Contents">
      <style:paragraph-properties fo:margin-left="1.109cm" fo:margin-right="0cm" fo:text-indent="0cm" style:auto-text-indent="false">
        <style:tab-stops/>
      </style:paragraph-properties>
    </style:style>
    <style:style style:name="P14"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5" style:family="paragraph" style:parent-style-name="Standard">
      <style:text-properties fo:color="#262626" style:text-outline="false" style:font-name="Helvetica" fo:font-size="13pt" fo:letter-spacing="normal" style:text-underline-style="none" fo:font-weight="normal" style:letter-kerning="false" style:font-size-asian="13pt" style:font-weight-asian="normal"/>
    </style:style>
    <style:style style:name="P16" style:family="paragraph" style:parent-style-name="Standard">
      <style:text-properties fo:color="#000000" style:text-outline="false" style:font-name="HelveticaNeue1" fo:font-size="11pt" fo:letter-spacing="normal" style:text-underline-style="none" fo:font-weight="normal" style:letter-kerning="false" style:font-size-asian="11pt" style:font-weight-asian="normal"/>
    </style:style>
    <style:style style:name="P17" style:family="paragraph" style:parent-style-name="Standard">
      <style:text-properties fo:color="#3e77b1" style:text-outline="false" style:font-name="Arial-BoldMT" fo:font-size="13pt" fo:letter-spacing="normal" style:text-underline-style="none" fo:font-weight="bold" style:letter-kerning="false" style:font-size-asian="13pt" style:font-weight-asian="bold"/>
    </style:style>
    <style:style style:name="P18" style:family="paragraph" style:parent-style-name="Standard">
      <style:text-properties fo:color="#354443" style:text-outline="false" style:font-name="Georgia" fo:font-size="14pt" fo:letter-spacing="normal" style:text-underline-style="none" fo:font-weight="normal" style:letter-kerning="false" style:font-size-asian="14pt" style:font-weight-asian="normal"/>
    </style:style>
    <style:style style:name="P19" style:family="paragraph" style:parent-style-name="Table_20_Contents">
      <style:paragraph-properties fo:margin-left="1.109cm" fo:margin-right="0cm" fo:text-indent="0cm" style:auto-text-indent="false">
        <style:tab-stops/>
      </style:paragraph-properties>
      <style:text-properties officeooo:rsid="0019b58c" officeooo:paragraph-rsid="0019b58c"/>
    </style:style>
    <style:style style:name="P20" style:family="paragraph" style:parent-style-name="Table_20_Contents">
      <style:paragraph-properties fo:margin-left="1.109cm" fo:margin-right="0cm" fo:text-indent="0cm" style:auto-text-indent="false">
        <style:tab-stops/>
      </style:paragraph-properties>
    </style:style>
    <style:style style:name="P21" style:family="paragraph">
      <loext:graphic-properties draw:fill="none"/>
    </style:style>
    <style:style style:name="T1" style:family="text">
      <style:text-properties style:font-name="Calibri" fo:font-size="6pt" fo:language="es" fo:country="MX" style:letter-kerning="false" style:font-name-asian="Calibri" style:font-size-asian="6pt" style:language-asian="es" style:country-asian="MX" style:font-name-complex="Times New Roman" style:font-size-complex="6pt" style:language-complex="ar" style:country-complex="SA"/>
    </style:style>
    <style:style style:name="T2" style:family="text">
      <style:text-properties fo:font-size="36pt" fo:language="es" fo:country="MX" style:font-size-asian="36pt" style:font-size-complex="36pt"/>
    </style:style>
    <style:style style:name="T3" style:family="text">
      <style:text-properties fo:font-size="36pt" style:font-size-asian="36pt" style:font-size-complex="36pt"/>
    </style:style>
    <style:style style:name="T4" style:family="text">
      <style:text-properties fo:language="es" fo:country="MX"/>
    </style:style>
    <style:style style:name="T5" style:family="text">
      <style:text-properties fo:language="es" fo:country="MX" style:language-asian="es" style:country-asian="MX" style:language-complex="ar" style:country-complex="SA"/>
    </style:style>
    <style:style style:name="T6" style:family="text">
      <style:text-properties fo:color="#000000" style:font-name="Cambria" fo:font-size="15pt" fo:font-style="italic" style:font-size-asian="15pt" style:font-style-asian="italic"/>
    </style:style>
    <style:style style:name="T7" style:family="text">
      <style:text-properties fo:color="#000000" style:font-name="Calibri" fo:font-size="26pt" style:font-size-asian="26pt"/>
    </style:style>
    <style:style style:name="T8" style:family="text">
      <style:text-properties fo:color="#000000" style:text-outline="false" style:font-name="HelveticaNeue" fo:font-size="11pt" fo:letter-spacing="normal" style:text-underline-style="none" style:letter-kerning="false" style:font-size-asian="11pt"/>
    </style:style>
    <style:style style:name="T9" style:family="text">
      <style:text-properties fo:color="#000000" style:text-outline="false" style:font-name="HelveticaNeue1" fo:font-size="11pt" fo:letter-spacing="normal" style:text-underline-style="none" style:letter-kerning="false" style:font-size-asian="11pt"/>
    </style:style>
    <style:style style:name="T10" style:family="text">
      <style:text-properties fo:color="#000000" style:text-outline="false" style:font-name="HelveticaNeue1" fo:font-size="11pt" fo:letter-spacing="normal" style:text-underline-style="none" fo:font-weight="normal" style:letter-kerning="false" style:font-size-asian="11pt" style:font-weight-asian="normal"/>
    </style:style>
    <style:style style:name="T11" style:family="text">
      <style:text-properties fo:color="#000000" style:text-outline="false" style:font-name="Calibri" fo:font-size="26pt" fo:letter-spacing="normal" style:text-underline-style="none" fo:font-weight="normal" style:letter-kerning="false" style:font-size-asian="26pt" style:font-weight-asian="normal"/>
    </style:style>
    <style:style style:name="T12" style:family="text">
      <style:text-properties fo:color="#575a63" style:text-outline="false" style:font-name="Helvetica" fo:font-size="14pt" fo:letter-spacing="normal" style:text-underline-style="none" style:letter-kerning="false" style:font-size-asian="14pt"/>
    </style:style>
    <style:style style:name="T13" style:family="text">
      <style:text-properties fo:color="#575a63" style:text-outline="false" style:font-name="Helvetica" fo:font-size="14pt" fo:letter-spacing="normal" style:text-underline-style="none" fo:font-weight="normal" style:letter-kerning="false" style:font-size-asian="14pt" style:font-weight-asian="normal"/>
    </style:style>
    <style:style style:name="T14" style:family="text">
      <style:text-properties fo:color="#575a63" style:text-outline="false" style:font-name="Helvetica-Bold" fo:font-size="14pt" fo:letter-spacing="normal" style:text-underline-style="none" fo:font-weight="bold" style:letter-kerning="false" style:font-size-asian="14pt" style:font-weight-asian="bold"/>
    </style:style>
    <style:style style:name="T15" style:family="text">
      <style:text-properties fo:color="#3e77b1" style:text-outline="false" style:font-name="Arial-BoldMT" fo:font-size="13pt" fo:letter-spacing="normal" style:text-underline-style="solid" style:text-underline-width="auto" style:text-underline-color="font-color" fo:font-weight="bold" style:letter-kerning="false" style:font-size-asian="13pt" style:font-weight-asian="bold"/>
    </style:style>
    <style:style style:name="T16" style:family="text">
      <style:text-properties fo:color="#3e77b1" style:text-outline="false" style:font-name="ArialMT" fo:font-size="13pt" fo:letter-spacing="normal" style:text-underline-style="none" fo:font-weight="normal" style:letter-kerning="false" style:font-size-asian="13pt" style:font-weight-asian="normal"/>
    </style:style>
    <style:style style:name="T17" style:family="text">
      <style:text-properties fo:color="#0f7031" style:text-outline="false" style:font-name="HelveticaNeue1" fo:font-size="11pt" fo:letter-spacing="normal" style:text-underline-style="none" fo:font-weight="normal" style:letter-kerning="false" style:font-size-asian="11pt" style:font-weight-asian="normal"/>
    </style:style>
    <style:style style:name="T18" style:family="text">
      <style:text-properties fo:color="#354443" style:text-outline="false" style:font-name="Georgia" fo:font-size="14pt" fo:letter-spacing="normal" style:text-underline-style="none" fo:font-weight="normal" style:letter-kerning="false" style:font-size-asian="14pt" style:font-weight-asian="normal"/>
    </style:style>
    <style:style style:name="T19" style:family="text">
      <style:text-properties fo:color="#262626" style:text-outline="false" style:font-name="HelveticaNeue1" fo:font-size="19pt" fo:letter-spacing="normal" style:text-underline-style="none" fo:font-weight="normal" style:letter-kerning="false" style:font-size-asian="19pt" style:font-weight-asian="normal"/>
    </style:style>
    <style:style style:name="T20" style:family="text">
      <style:text-properties fo:color="#262626" style:text-outline="false" style:font-name="HelveticaNeue-Bold" fo:font-size="19pt" fo:letter-spacing="normal" style:text-underline-style="none" fo:font-weight="bold" style:letter-kerning="false" style:font-size-asian="19pt" style:font-weight-asian="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draw:frame draw:style-name="fr1" draw:name="Imagen 1267" text:anchor-type="paragraph" svg:x="0.478cm" svg:y="-0.018cm" svg:width="1.743cm" style:rel-width="scale" svg:height="1.824cm" style:rel-height="scale" draw:z-index="0"><draw:image xlink:href="Pictures/1000000000000090000000978BDF65AA5E5F135F.jpg" xlink:type="simple" xlink:show="embed" xlink:actuate="onLoad" loext:mime-type="image/jpeg"/></draw:frame><text:span text:style-name="Fuente_20_de_20_párrafo_20_predeter."><text:span text:style-name="T1"/></text:span></text:p>
            <text:p text:style-name="P2"/>
          </table:table-cell>
          <table:table-cell table:style-name="Table1.B1" table:number-columns-spanned="2" office:value-type="string">
            <text:p text:style-name="P6"/>
            <text:p text:style-name="P7">Carátula para entrega de prácticas</text:p>
            <text:p text:style-name="P8"/>
          </table:table-cell>
          <table:covered-table-cell/>
        </table:table-row>
        <table:table-row>
          <table:table-cell table:style-name="Table1.A2" table:number-columns-spanned="2" office:value-type="string">
            <text:p text:style-name="P3"/>
            <text:p text:style-name="P4">Facultad de Ingeniería</text:p>
            <text:p text:style-name="P5"/>
          </table:table-cell>
          <table:covered-table-cell/>
          <table:table-cell table:style-name="Table1.C2" office:value-type="string">
            <text:p text:style-name="P5"/>
            <text:p text:style-name="P4">Laboratorio de docencia</text:p>
          </table:table-cell>
        </table:table-row>
      </table:table>
      <text:p text:style-name="Standard"/>
      <text:p text:style-name="Standard"/>
      <text:p text:style-name="P9"><text:span text:style-name="Fuente_20_de_20_párrafo_20_predeter."><text:span text:style-name="T2">Laboratorios</text:span></text:span><text:span text:style-name="Fuente_20_de_20_párrafo_20_predeter."><text:span text:style-name="T3"> de </text:span></text:span><text:span text:style-name="Fuente_20_de_20_párrafo_20_predeter."><text:span text:style-name="T2">computación</text:span></text:span></text:p>
      <text:p text:style-name="P10">salas A y B</text:p>
      <text:p text:style-name="P9"><draw:connector text:anchor-type="paragraph" draw:z-index="1" draw:name="Conector recto 114" draw:style-name="gr1" draw:text-style-name="P21" draw:type="line" svg:x1="-0.315cm" svg:y1="0.601cm" svg:x2="18.477cm" svg:y2="0.601cm" svg:d="M-316 601h18793" svg:viewBox="0 0 18794 2"><text:p/></draw:connector><text:span text:style-name="Fuente_20_de_20_párrafo_20_predeter."><text:span text:style-name="T5"/></text:span></text:p>
      <table:table table:name="Table2" table:style-name="Table2">
        <table:table-column table:style-name="Table2.A"/>
        <table:table-column table:style-name="Table2.B"/>
        <table:table-row table:style-name="Table2.1">
          <table:table-cell table:style-name="Table2.A1" office:value-type="string">
            <text:p text:style-name="P11"/>
            <text:p text:style-name="P11">Profesor:</text:p>
          </table:table-cell>
          <table:table-cell table:style-name="Table2.B1" office:value-type="string">
            <text:p text:style-name="P19"/>
            <text:p text:style-name="P19">ING. Manuel Castañeda Cstañeda</text:p>
          </table:table-cell>
        </table:table-row>
        <table:table-row table:style-name="Table2.2">
          <table:table-cell table:style-name="Table2.A1" office:value-type="string">
            <text:p text:style-name="P11"/>
            <text:p text:style-name="P11">Asignatura:</text:p>
          </table:table-cell>
          <table:table-cell table:style-name="Table2.B1" office:value-type="string">
            <text:p text:style-name="P13"/>
            <text:p text:style-name="P19">Fundaméntos de programación</text:p>
          </table:table-cell>
        </table:table-row>
        <table:table-row table:style-name="Table2.3">
          <table:table-cell table:style-name="Table2.A1" office:value-type="string">
            <text:p text:style-name="P11"/>
            <text:p text:style-name="P11">Grupo:</text:p>
          </table:table-cell>
          <table:table-cell table:style-name="Table2.B1" office:value-type="string">
            <text:p text:style-name="P13"/>
            <text:p text:style-name="P19">26</text:p>
          </table:table-cell>
        </table:table-row>
        <table:table-row table:style-name="Table2.1">
          <table:table-cell table:style-name="Table2.A1" office:value-type="string">
            <text:p text:style-name="P11"/>
            <text:p text:style-name="P11">No de Práctica(s):</text:p>
          </table:table-cell>
          <table:table-cell table:style-name="Table2.B1" office:value-type="string">
            <text:p text:style-name="P13"/>
            <text:p text:style-name="P19">1</text:p>
          </table:table-cell>
        </table:table-row>
        <table:table-row table:style-name="Table2.3">
          <table:table-cell table:style-name="Table2.A1" office:value-type="string">
            <text:p text:style-name="P11"/>
            <text:p text:style-name="P11">Integrante(s):</text:p>
          </table:table-cell>
          <table:table-cell table:style-name="Table2.B1" office:value-type="string">
            <text:p text:style-name="P13"/>
            <text:p text:style-name="P19">1</text:p>
          </table:table-cell>
        </table:table-row>
        <table:table-row table:style-name="Table2.6">
          <table:table-cell table:style-name="Table2.A1" office:value-type="string">
            <text:p text:style-name="P14">No. de Equipo de cómputo empleado:</text:p>
          </table:table-cell>
          <table:table-cell table:style-name="Table2.B1" office:value-type="string">
            <text:p text:style-name="P13"/>
            <text:p text:style-name="P19">27</text:p>
          </table:table-cell>
        </table:table-row>
        <table:table-row table:style-name="Table2.7">
          <table:table-cell table:style-name="Table2.A1" office:value-type="string">
            <text:p text:style-name="P14"/>
            <text:p text:style-name="P14">No. de Lista o Brigada:</text:p>
          </table:table-cell>
          <table:table-cell table:style-name="Table2.B1" office:value-type="string">
            <text:p text:style-name="P13"/>
          </table:table-cell>
        </table:table-row>
        <table:table-row table:style-name="Table2.8">
          <table:table-cell table:style-name="Table2.A1" office:value-type="string">
            <text:p text:style-name="P11"/>
            <text:p text:style-name="P11">Semestre:</text:p>
          </table:table-cell>
          <table:table-cell table:style-name="Table2.B1" office:value-type="string">
            <text:p text:style-name="P19">2020-1</text:p>
          </table:table-cell>
        </table:table-row>
        <table:table-row table:style-name="Table2.9">
          <table:table-cell table:style-name="Table2.A1" office:value-type="string">
            <text:p text:style-name="P11"/>
            <text:p text:style-name="P12"><text:span text:style-name="Fuente_20_de_20_párrafo_20_predeter."><text:span text:style-name="T6">Fecha de entrega:</text:span></text:span></text:p>
          </table:table-cell>
          <table:table-cell table:style-name="Table2.B1" office:value-type="string">
            <text:p text:style-name="P13"/>
            <text:p text:style-name="P19">21/agosto/2019</text:p>
          </table:table-cell>
        </table:table-row>
        <table:table-row table:style-name="Table2.10">
          <table:table-cell table:style-name="Table2.A1" office:value-type="string">
            <text:p text:style-name="P11"/>
            <text:p text:style-name="P12"><text:span text:style-name="Fuente_20_de_20_párrafo_20_predeter."><text:span text:style-name="T6">Observaciones:</text:span></text:span></text:p>
          </table:table-cell>
          <table:table-cell table:style-name="Table2.B1" office:value-type="string">
            <text:p text:style-name="P19"><text:span text:style-name="T4">Primero se tuvo que investigar que era un cluster para saber como podíamos introducir las</text:span> consólas de videojuégos</text:p>
          </table:table-cell>
        </table:table-row>
        <table:table-row table:style-name="Table2.11">
          <table:table-cell table:style-name="Table2.A1" office:value-type="string">
            <text:p text:style-name="P12"/>
          </table:table-cell>
          <table:table-cell table:style-name="Table2.B1" office:value-type="string">
            <text:p text:style-name="P13"/>
          </table:table-cell>
        </table:table-row>
      </table:table>
      <text:p text:style-name="Standard"/>
      <text:p text:style-name="Standard"/>
      <text:p text:style-name="Standard"><text:span text:style-name="Fuente_20_de_20_párrafo_20_predeter."><text:span text:style-name="T7"><text:tab/><text:tab/><text:tab/><text:tab/><text:tab/>CALIFICACIÓN: __________</text:span></text:span></text:p>
      <text:p text:style-name="Standard"><text:span text:style-name="Fuente_20_de_20_párrafo_20_predeter."><text:span text:style-name="T7"/></text:span></text:p>
      <text:p text:style-name="Standard"><text:soft-page-break/><text:span text:style-name="Fuente_20_de_20_párrafo_20_predeter."><text:span text:style-name="T7"/></text:span></text:p>
      <text:p text:style-name="Standard"><text:span text:style-name="Fuente_20_de_20_párrafo_20_predeter."><text:span text:style-name="T8">1.- <text:s/></text:span></text:span><text:span text:style-name="T9">¿que necesito para montar un jardín hidroponico?</text:span></text:p>
      <text:p text:style-name="Standard"><text:span text:style-name="T12">Para la </text:span><text:span text:style-name="T14">construcción de un jardín hidropónico</text:span><text:span text:style-name="T13"> se necesitará una bandeja de almácigo o germinación o un tubo cerrado, luz natural o artificial, para la base fibra de coco, además de grava o piedra para que se sujeten las raíces, nutrientes y semillas.</text:span></text:p>
      <text:p text:style-name="Standard"><text:span text:style-name="T10">2.-¿es posible construir un cluster con consolas de videojuegos?</text:span></text:p>
      <text:p text:style-name="Standard"><text:span text:style-name="T10">Tradicionalmente los mainframes y las supercomputadoras han estado construidas solamente por unos fabricantes muy concretos y para un colectivo elitista que necesitaba gran potencia de cálculo, como pueden ser grandes empresas o universidades. Muchos colectivos no pueden afrontar el gasto económico que supone adquirir una máquina de estas características, y aquí es donde toma la máxima importancia la idea de poder disponer de esa potencia de cálculo, pero a un precio muy inferior.</text:span></text:p>
      <text:p text:style-name="Standard"><text:span text:style-name="T10">El concepto de cluster nació cuando los pioneros de la supercomputación intentaban difundir diferentes procesos entre varias computadoras, para luego poder recoger los resultados que dichos procesos debían producir. Con un hardware más barato y fácil de conseguir se pudo perfilar que podrían conseguirse resultados muy parecidos a los obtenidos con aquellas máquinas mucho más costosas, como se ha venido probando desde entonces.</text:span></text:p>
      <text:p text:style-name="Standard"><text:span text:style-name="T10">Un clúster es un conjunto de ordenadores o máquinas electrónicas denominadas nodos unidos mediante una red de interconexión a los que un determinado software convierte en un sistema de mayores prestaciones.</text:span></text:p>
      <text:p text:style-name="Standard"><text:span text:style-name="T10">Su topología es sencilla, pudiendo alternar entre una red de máquinas u ordenadores homogénea como es nuestro caso, o incluso hacer un cluster con diferentes tipos de equipos. En ocasiones, los cluster sirven para la reutilización de ordenadores desfasados, en los que solo interesa que su ‘cpu’ pueda servir de apoyo al resto de la red</text:span></text:p>
      <text:p text:style-name="Standard"><text:span text:style-name="T10"><text:s text:c="2"/>Cluster de PlayStation 2 – Sistemas Informáticos 2003-2004</text:span></text:p>
      <text:p text:style-name="Standard"><text:span text:style-name="T10">4</text:span></text:p>
      <text:p text:style-name="Standard"><text:span text:style-name="T10">del cluster. Nuestra visión del Cluster es diferente, nuestro objetivo primordial es obtener rendimientos pico elevados, y una vez que esté montado que se puedan correr trabajos vía remota para medir tiempos y realizar comparativas. Es importante resaltar el que los rendimientos que queremos adquirir solo se ciñen a ciertas aplicaciones y operaciones propias de la máquina, como el tratamiento de gráficos vectoriales, tratamiento de matrices y operaciones en punto flotante. Entre otras peculiaridades de la máquina, como ya especificaremos más adelante, su falta de memoria hace que su rendimiento medio disminuya.</text:span></text:p>
      <text:p text:style-name="Standard"><text:span text:style-name="T10">Básicamente existen tres tipos de clusters: Fail-over, Load-balancing y HIGH Performance Computing. Los clusters Fail-over consisten en dos o más computadoras conectadas en red con una conexión heartbeat separada entre ellas. La conexión heartbeat entre las computadoras es usualmente utilizada para monitorear cuál de todos los servicios está en uso, así como la toma de servicio de una máquina por otra cuando una de las maquinas se haya caído.</text:span></text:p>
      <text:p text:style-name="Standard"><text:span text:style-name="T10">El concepto en los load-balancing se basa en distribuir la carga entre diferentes máquinas, por ejemplo, que cuando haya una petición entrante a un servidor web, el cluster verifica cuál de las máquinas disponibles posee mayores recursos libres, para luego asignarle el trabajo pertinente.</text:span></text:p>
      <text:p text:style-name="Standard"><text:span text:style-name="T10">Actualmente un cluster load-balancing es también fail-over con el extra del balanceo de la carga y a menudo con mayor número de nodos.</text:span></text:p>
      <text:p text:style-name="Standard"><text:span text:style-name="T10">La última variación en el clustering son los High Performance Computing. Estas máquinas han estado configuradas especialmente para centros de datos que requieren una potencia de computación extrema. Los clusters Beowulf han sido diseñados específicamente para estas tareas de tipo masivo que refleja parte del objetivo del proyecto.</text:span></text:p>
      <text:p text:style-name="Standard"><text:span text:style-name="T10">El modelo del Clusters tipo Beowulf se basa en componentes y periféricos para la plataforma x86 común para obtener un rendimiento sin precedentes a un costo muy bajo siendo la tecnología de Clusters de Alto Rendimiento para Linux más conocida. Los servidores de un Cluster de Alta Disponibilidad normalmente no comparten la carga de procesamiento que tiene un Cluster de Alto Rendimiento. Tampoco comparten la carga de tráfico como lo hacen los Clusters de Balance de Carga. Su función es la de esperar listos para entrar inmediatamente en funcionamiento en el caso de que falle algún otro servidor. La característica de flexibilidad que proporciona este tipo de tecnología de Cluster, lo hacen necesario en ambientes de intercambio intensivo de información.</text:span></text:p>
      <text:p text:style-name="Standard"><text:soft-page-break/><text:span text:style-name="T10">Los clusters de alta disponibilidad permiten un fácil mantenimiento de servidores. Una máquina de un cluster de servidores se puede sacar de línea, apagarse y actualizarse o repararse sin comprometer los servicios que brinda el Cluster. Cuando el servidor vuelve a estar listo, se incorpora al Cluster y se puede dar servicio al siguiente servidor del grupo.</text:span></text:p>
      <text:p text:style-name="Standard"><text:span text:style-name="T10">3.-¿que necesito para alimentar un calentador <text:s/>de una pecera de 60 litros con energía solar?</text:span></text:p>
      <text:p text:style-name="P15"/>
      <text:p text:style-name="P16"/>
      <text:p text:style-name="Standard"><text:span text:style-name="T10">4.- ¿quienes participaron <text:s/>en la mejor partida de ajedrez?</text:span></text:p>
      <text:p text:style-name="Standard"><text:span text:style-name="T15">Anderssen - Kieseritzky,  Londres  1851</text:span><text:span text:style-name="T16">.  'La inmortal’ </text:span></text:p>
      <text:p text:style-name="Standard"><text:span text:style-name="T15">http://www.ajedrezdeataque.com/02%20Partidas/Inmortales.htm</text:span></text:p>
      <text:p text:style-name="P17"/>
      <text:p text:style-name="Standard"><text:span text:style-name="T10">5.-¿cual es el principio de operación de un circuito integrado?</text:span></text:p>
      <text:p text:style-name="Standard"><text:span text:style-name="T10">√Compuertas lógicas Una compuerta es un dispositivo electrónico que produce un resultado en base a un conjunto de valores de valores de entrada En realidad, están formadas por uno o varios transitores, pero lo podemos ver como una unidad. Los </text:span><text:span text:style-name="T17">circuitos integrados</text:span><text:span text:style-name="T10"> contienen colecciones de compuertas conectadas con algún propósito </text:span></text:p>
      <text:p text:style-name="P18"/>
      <text:p text:style-name="Standard"><text:span text:style-name="T18"><text:s/></text:span></text:p>
      <text:p text:style-name="Standard"><text:span text:style-name="T18">Compuertas Lógicas Las más simples: AND, OR, y NOT. Se corresponden exactamente con las funciones booleanas que vimos </text:span></text:p>
      <text:p text:style-name="P18"/>
      <text:p text:style-name="Standard"><text:span text:style-name="T18"><text:s/></text:span></text:p>
      <text:p text:style-name="Standard"><text:span text:style-name="T18">Compuertas lógicas Una compuerta muy útil: el OR exclusivo (XOR) La salida es 1 cuando los valores de entrada difieren. Usamos el simbolo ? para el XOR. </text:span></text:p>
      <text:p text:style-name="P18"/>
      <text:p text:style-name="Standard"><text:span text:style-name="T18"><text:s/></text:span></text:p>
      <text:p text:style-name="Standard"><text:span text:style-name="T18">Componentes digitales Combinando compuertas se pueden implementar funciones booleanas Este circuito implementa la siguiente función: Simplificando las funciones se crean circuitos más chicos! </text:span></text:p>
      <text:p text:style-name="P16"/>
      <text:p text:style-name="P16"/>
      <text:p text:style-name="P16"/>
      <text:p text:style-name="Standard"><text:span text:style-name="T10">6.-¿que es el catabolismo y como se contrarresta?</text:span></text:p>
      <text:p text:style-name="Standard"><text:span text:style-name="T10">Catabolismo es el proceso de degradar o descomponer nutrientes orgánicos complejos en sustancias simples con el objetivo obtener energía útil para las células.</text:span></text:p>
      <text:p text:style-name="Standard"><text:span text:style-name="T19">Si nuestro organismo comienza un proceso de catabolismo muscular, lo que conseguiremos será </text:span><text:span text:style-name="T20">acabar con nuestra fuerza concentrada en los tejidos musculares</text:span><text:span text:style-name="T19">, y además, obtendremos una </text:span><text:span text:style-name="T20">imagen insana</text:span><text:span text:style-name="T19">. Nuestra piel se quedará colgando y sin relleno.</text:span></text:p>
      <text:p text:style-name="Standard"><text:span text:style-name="T19">Para evitar el catabolismo lo importante es </text:span><text:span text:style-name="T20">dotar al organismo de las proteínas necesarias </text:span><text:span text:style-name="T19">para que el músculo esté bien alimentado. Normalmente nuestro organismo </text:span><text:span text:style-name="T20">necesita entorno a 2 gramos de proteínas por kilo de peso</text:span><text:span text:style-name="T19">.</text:span></text:p>
      <text:p text:style-name="P16"/>
      <text:p text:style-name="P16"><text:soft-page-break/></text:p>
      <text:p text:style-name="Standard"><text:span text:style-name="T10">Solo preguntas y el link</text:span></text:p>
      <text:p text:style-name="Standard"><text:span text:style-name="Fuente_20_de_20_párrafo_20_predeter."><text:span text:style-name="T11"/></text:span></text:p>
      <text:p text:style-name="Standard"><text:span text:style-name="Fuente_20_de_20_párrafo_20_predeter."><text:span text:style-name="T11">https://eprints.ucm.es/12742/1/memoriaProyecto01.p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BoldMT" svg:font-family="Arial-BoldMT" style:font-family-generic="roman" style:font-pitch="variable"/>
    <style:font-face style:name="ArialMT" svg:font-family="ArialM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Neue1" svg:font-family="HelveticaNeue" style:font-family-generic="roman" style:font-pitch="variable"/>
    <style:font-face style:name="HelveticaNeue-Bold" svg:font-family="HelveticaNeue-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Neue" svg:font-family="HelveticaNeue"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Table_20_Contents">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initial-creator>Tanya </meta:initial-creator>
    <meta:creation-date>2017-02-02T00:09:00Z</meta:creation-date>
    <dc:date>2019-08-14T16:44:21.983452709</dc:date>
    <meta:editing-cycles>11</meta:editing-cycles>
    <meta:editing-duration>PT1H42M12S</meta:editing-duration>
    <meta:document-statistic meta:table-count="2" meta:image-count="1" meta:object-count="0" meta:page-count="4" meta:paragraph-count="59" meta:word-count="1086" meta:character-count="7192" meta:non-whitespace-character-count="6140"/>
    <meta:template xlink:type="simple" xlink:actuate="onRequest" xlink:title="" xlink:href="../../Downloads/caratula.odt/Normal"/>
  </office:meta>
</office:document-meta>
</file>